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B000002240C921D1C8DA055A6.png" manifest:media-type="image/png"/>
  <manifest:file-entry manifest:full-path="Pictures/1000000000000475000002988A957DC5B5F7B293.png" manifest:media-type="image/png"/>
  <manifest:file-entry manifest:full-path="Pictures/10000000000004050000026C7A0212B320C79C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width="17cm" svg:height="9.754cm" draw:z-index="0"><draw:image xlink:href="Pictures/10000000000003BB000002240C921D1C8DA055A6.png" xlink:type="simple" xlink:show="embed" xlink:actuate="onLoad" loext:mime-type="image/x-vclgraphic"/></draw:frame><draw:frame draw:style-name="fr2" draw:name="Bild2" text:anchor-type="paragraph" svg:x="1.002cm" svg:y="17.808cm" svg:width="17cm" svg:height="9.892cm" draw:z-index="1"><draw:image xlink:href="Pictures/1000000000000475000002988A957DC5B5F7B293.png" xlink:type="simple" xlink:show="embed" xlink:actuate="onLoad" loext:mime-type="image/x-vclgraphic"/></draw:frame><draw:frame draw:style-name="fr2" draw:name="Bild3" text:anchor-type="paragraph" svg:x="1.399cm" svg:y="7.77cm" svg:width="17cm" svg:height="10.243cm" draw:z-index="2"><draw:image xlink:href="Pictures/10000000000004050000026C7A0212B320C79C4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0T11:31:42.569000000</meta:creation-date>
    <dc:date>2023-06-20T11:35:16.044000000</dc:date>
    <meta:editing-duration>PT3M33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6.0.6.2$Windows_x86 LibreOffice_project/0c292870b25a325b5ed35f6b45599d2ea4458e77</meta:generator>
  </office:meta>
</office:document-meta>
</file>